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6400" calcext:value-type="float">
            <text:p>264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/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/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/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/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/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/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/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/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/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/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20:29:33.94447374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9-11T20:31:08.063430160</dc:date>
    <meta:editing-duration>PT1H7M13S</meta:editing-duration>
    <meta:editing-cycles>46</meta:editing-cycles>
    <meta:generator>LibreOffice/4.2.6.3$Linux_X86_64 LibreOffice_project/420m0$Build-3</meta:generator>
    <meta:document-statistic meta:table-count="1" meta:cell-count="6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7cm" svg:width="91.297cm" svg:height="21.127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6400">
                <text:p>264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